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 style:list-style-name="L1">
      <style:paragraph-properties fo:text-align="justify" style:justify-single-word="false"/>
    </style:style>
    <style:style style:name="P7" style:family="paragraph" style:parent-style-name="Table_20_Contents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.Cases | Szenarien</text:p>
      <text:p text:style-name="P1"/>
      <text:p text:style-name="P1">Login – Rolle</text:p>
      <text:p text:style-name="P1">Kommunikation – Rolle – An User</text:p>
      <text:p text:style-name="P1">Karte – Parkplatzanzeige (+Zusatzinfos)</text:p>
      <text:p text:style-name="P1">Karte – Navigation</text:p>
      <text:p text:style-name="P1">Karte – Smart-Parking</text:p>
      <text:p text:style-name="P1">Auto wiederfinden</text:p>
      <text:p text:style-name="P1">Parkzeitwecker</text:p>
      <text:p text:style-name="P1"/>
      <text:p text:style-name="P4">Use Case – Log in</text:p>
      <text:p text:style-name="P4"/>
      <text:p text:style-name="P1">User Intention<text:tab/><text:tab/><text:tab/><text:tab/><text:tab/>System Responsibility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list xml:id="list6750890821524528945" text:style-name="L1">
              <text:list-item>
                <text:p text:style-name="P6"><text:span text:style-name="T1">Einmeldefenster öffnen</text:span></text:p>
              </text:list-item>
            </text:list>
            <text:p text:style-name="P5"><text:span text:style-name="T1"/></text:p>
            <text:list xml:id="list42717850" text:continue-numbering="true" text:style-name="L1">
              <text:list-item>
                <text:p text:style-name="P6"><text:span text:style-name="T1">Nutzer gibt KFZ Identifikation / Nutzername an und sendet diese ab</text:span></text:p>
              </text:list-item>
            </text:list>
          </table:table-cell>
          <table:table-cell table:style-name="Tabelle1.B1" office:value-type="string">
            <text:list xml:id="list42729853" text:continue-numbering="true" text:style-name="L1">
              <text:list-item>
                <text:p text:style-name="P7">Anmeldefenster wird geöffnet und angezeigt</text:p>
              </text:list-item>
              <text:list-item>
                <text:p text:style-name="P7">Identität wird überprüft</text:p>
                <text:p text:style-name="P7">Ggf. Fehlermeldung anzeigen</text:p>
              </text:list-item>
              <text:list-item>
                <text:p text:style-name="P7">Bei Erfolg Weiterleitung zu eigenem Profil</text:p>
              </text:list-item>
            </text:list>
          </table:table-cell>
        </table:table-row>
      </table:table>
      <text:p text:style-name="P1"/>
      <text:p text:style-name="P4">Use Case – Kommunikation an User</text:p>
      <text:p text:style-name="P4"/>
      <text:p text:style-name="P1">User Intention<text:tab/><text:tab/><text:tab/><text:tab/><text:tab/>System Responsibility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list xml:id="list42737530" text:continue-numbering="true" text:style-name="L1">
              <text:list-item>
                <text:p text:style-name="P6"><text:span text:style-name="T1">Nutzerprofil wird angewählt</text:span></text:p>
              </text:list-item>
            </text:list>
            <text:p text:style-name="P5"><text:span text:style-name="T1"/></text:p>
            <text:p text:style-name="P5"><text:span text:style-name="T1"/></text:p>
            <text:list xml:id="list42721177" text:continue-numbering="true" text:style-name="L1">
              <text:list-item>
                <text:p text:style-name="P6"><text:span text:style-name="T1">Auswahl einer Nachrichtenoption</text:span></text:p>
              </text:list-item>
              <text:list-item>
                <text:p text:style-name="P6"><text:span text:style-name="T1">Schreiben einer Nachricht und absenden der Nachricht</text:span></text:p>
              </text:list-item>
            </text:list>
          </table:table-cell>
          <table:table-cell table:style-name="Tabelle2.B1" office:value-type="string">
            <text:list xml:id="list42746663" text:continue-numbering="true" text:style-name="L1">
              <text:list-item>
                <text:p text:style-name="P7">Anzeige des anderen Nutzers</text:p>
              </text:list-item>
              <text:list-item>
                <text:p text:style-name="P7">Anzeige aus unterschiedlichen Nachrichtenoptionen</text:p>
              </text:list-item>
              <text:list-item>
                <text:p text:style-name="P7">Nachrichtenfenster anzeigen</text:p>
              </text:list-item>
              <text:list-item>
                <text:p text:style-name="P7">Absenden der Nachricht an Empfängernutzer und Optionale Eilmitteilung an diesen</text:p>
              </text:list-item>
            </text:list>
          </table:table-cell>
        </table:table-row>
      </table:table>
      <text:p text:style-name="P1"/>
      <text:p text:style-name="P4">Use Case – Smart – parking – Navigation</text:p>
      <text:p text:style-name="P4"/>
      <text:p text:style-name="P1">User Intention<text:tab/><text:tab/><text:tab/><text:tab/><text:tab/>System Responsibility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list xml:id="list42735148" text:continue-numbering="true" text:style-name="L1">
              <text:list-item>
                <text:p text:style-name="P6"><text:span text:style-name="T1">Auswahl einer smart-parking<text:line-break/>Eingrenzung der Parkplatzsuche </text:span></text:p>
              </text:list-item>
            </text:list>
            <text:p text:style-name="P5"><text:span text:style-name="T1"/></text:p>
            <text:list xml:id="list42739653" text:continue-numbering="true" text:style-name="L1">
              <text:list-item>
                <text:p text:style-name="P6"><text:span text:style-name="T1">Auswahl des Parkplatzes</text:span></text:p>
              </text:list-item>
            </text:list>
          </table:table-cell>
          <table:table-cell table:style-name="Tabelle3.B1" office:value-type="string">
            <text:list xml:id="list42731505" text:continue-numbering="true" text:style-name="L1">
              <text:list-item>
                <text:p text:style-name="P7">Anzeige des nächstmöglichen Parkplatz unter Berücksichtigung der Parkplatzbelegung</text:p>
              </text:list-item>
              <text:list-item>
                <text:p text:style-name="P7">Navigationsfunktion zu dem ausgewählten Parkplatz 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5-10-16T10:56:15.24</meta:creation-date>
    <dc:date>2015-11-16T22:56:31.97</dc:date>
    <meta:editing-duration>PT54M4S</meta:editing-duration>
    <meta:editing-cycles>3</meta:editing-cycles>
    <meta:generator>OpenOffice/4.1.1$Win32 OpenOffice.org_project/411m6$Build-9775</meta:generator>
    <meta:document-statistic meta:table-count="3" meta:image-count="0" meta:object-count="0" meta:page-count="1" meta:paragraph-count="31" meta:word-count="158" meta:character-count="1128"/>
  </office:meta>
</office:document-meta>
</file>